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19055e" officeooo:paragraph-rsid="0019055e"/>
    </style:style>
    <style:style style:name="P2"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22870c" officeooo:paragraph-rsid="0022870c"/>
    </style:style>
    <style:style style:name="P3" style:family="paragraph" style:parent-style-name="Standard">
      <style:text-properties officeooo:rsid="0029f2f2" officeooo:paragraph-rsid="0029f2f2"/>
    </style:style>
    <style:style style:name="P4" style:family="paragraph" style:parent-style-name="Standard">
      <style:text-properties officeooo:rsid="0029f2f2" officeooo:paragraph-rsid="00368108"/>
    </style:style>
    <style:style style:name="P5" style:family="paragraph" style:parent-style-name="Standard">
      <style:text-properties officeooo:rsid="00318c58" officeooo:paragraph-rsid="00318c58"/>
    </style:style>
    <style:style style:name="P6" style:family="paragraph" style:parent-style-name="Standard">
      <style:text-properties officeooo:rsid="0031c79c" officeooo:paragraph-rsid="00318c58"/>
    </style:style>
    <style:style style:name="P7" style:family="paragraph" style:parent-style-name="Standard">
      <style:text-properties officeooo:rsid="0031c79c" officeooo:paragraph-rsid="0031c79c"/>
    </style:style>
    <style:style style:name="P8" style:family="paragraph" style:parent-style-name="Standard">
      <style:text-properties officeooo:rsid="0032620e" officeooo:paragraph-rsid="0032620e"/>
    </style:style>
    <style:style style:name="P9" style:family="paragraph" style:parent-style-name="Standard">
      <style:paragraph-properties fo:margin-left="0in" fo:margin-right="0in" fo:text-indent="0in" style:auto-text-indent="false"/>
      <style:text-properties officeooo:rsid="0022870c" officeooo:paragraph-rsid="0022870c"/>
    </style:style>
    <style:style style:name="T1" style:family="text">
      <style:text-properties officeooo:rsid="00159019"/>
    </style:style>
    <style:style style:name="T2" style:family="text">
      <style:text-properties officeooo:rsid="002a94b3"/>
    </style:style>
    <style:style style:name="T3" style:family="text">
      <style:text-properties officeooo:rsid="0031c79c"/>
    </style:style>
    <style:style style:name="T4" style:family="text">
      <style:text-properties officeooo:rsid="003262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re <text:span text:style-name="T2">are the files and a BOM</text:span> for my CoreXY printer, CrossBot. It's<text:span text:style-name="T1"> fork of</text:span><text:a xlink:type="simple" xlink:href="https://github.com/zelogik/AluXY" text:style-name="Internet_20_link" text:visited-style-name="Visited_20_Internet_20_Link"><text:span text:style-name="T1"> zelogik's aluminum CoreXY</text:span></text:a><text:span text:style-name="T1"> that I have spent the last several months designing and modeling. Just about every piece of hardware that will go into the final bot is in the CAD model. In addition to the excel sheet, the BOM is set up with Inventor's BOM tool. This should allow for easy modifications to the BOM if anyone ends up forking this printer.</text:span></text:p>
      <text:p text:style-name="P4"/>
      <text:p text:style-name="P4"><text:span text:style-name="T1">The CAD files and BOM are currently hosted on Google Drive, but they'll likely be migrated to a github page soon.</text:span></text:p>
      <text:p text:style-name="P3"/>
      <text:p text:style-name="P7">Imgur album</text:p>
      <text:p text:style-name="P3"/>
      <text:p text:style-name="P5">BOM <text:span text:style-name="T3">link</text:span></text:p>
      <text:p text:style-name="P5"/>
      <text:p text:style-name="P5"><text:span text:style-name="T4">Inventor Model and related </text:span>files (Large Download<text:span text:style-name="T4">)</text:span></text:p>
      <text:p text:style-name="P6"/>
      <text:p text:style-name="P8"/>
      <text:p text:style-name="P6"/>
      <text:p text:style-name="P9"/>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01-21T12:33:17.698069932</meta:creation-date>
    <dc:date>2015-02-03T19:46:04.641000000</dc:date>
    <meta:editing-duration>P1DT10M36S</meta:editing-duration>
    <meta:editing-cycles>33</meta:editing-cycles>
    <meta:generator>LibreOffice/4.3.4.1$Windows_x86 LibreOffice_project/bc356b2f991740509f321d70e4512a6a54c5f243</meta:generator>
    <meta:document-statistic meta:table-count="0" meta:image-count="0" meta:object-count="0" meta:page-count="1" meta:paragraph-count="5" meta:word-count="110" meta:character-count="603" meta:non-whitespace-character-count="498"/>
  </office:meta>
</office:document-meta>
</file>